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rsid="0015111f" officeooo:paragraph-rsid="0015111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ca Di Costanzo</text:p>
      <text:p text:style-name="P1">[<text:span text:style-name="T1">V</text:span>] Il nome dello scenario è consistente con il contenuto<text:line-break/>[V<text:span text:style-name="T1">]</text:span> Possiede dati che ne caratterizzano l'istanza<text:line-break/>[V<text:span text:style-name="T1">]</text:span> Non sono presenti riferimenti a elementi di interfaccia precisi<text:line-break/>[<text:span text:style-name="T1">V</text:span>] Il contesto è ben caratterizzato<text:line-break/>[<text:span text:style-name="T1">V</text:span>] Il sistema non è citato come attore<text:line-break/>[<text:span text:style-name="T1">V</text:span>] Si fa sempre riferimento al sistema con il termine "il sistema"<text:line-break/>[<text:span text:style-name="T1">V</text:span>] È sempre chiaro l'utente che esegue le azioni elencate<text:line-break/>[<text:span text:style-name="T1">V</text:span>] Lo scenario possiede un identificativo univoco<text:line-break/>[<text:span text:style-name="T1">V</text:span>] Il file è nominato secondo la corretta nomenclatura<text:line-break/>[<text:span text:style-name="T1">X</text:span>] È presente una didascalia che riporti l'indentificativo de<text:span text:style-name="T2">llo scenario</text:span> e una breve descrizione</text:p>
      <text:p text:style-name="P1"><text:s text:c="2"/><text:span text:style-name="T1">- </text:span><text:span text:style-name="T2">L'identificativo è errato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8:25:20.93</dc:date>
    <meta:document-statistic meta:table-count="0" meta:image-count="0" meta:object-count="0" meta:page-count="1" meta:paragraph-count="3" meta:word-count="100" meta:character-count="630" meta:non-whitespace-character-count="531"/>
    <meta:user-defined meta:name="Info 1"/>
    <meta:user-defined meta:name="Info 2"/>
    <meta:user-defined meta:name="Info 3"/>
    <meta:user-defined meta:name="Info 4"/>
  </office:meta>
</office:document-meta>
</file>